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ToStringConverter.ArrayToStringConverter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ToStringConverter.matches( TypeDescriptor sourceType , TypeDescriptor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ToStringConverter.getConvertibl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ToStringConverter.convert( @ Nullable Object source , TypeDescriptor sourceType , TypeDescriptor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